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find-customer-referee/" text:style-name="Internet_20_link" text:visited-style-name="Visited_20_Internet_20_Link"><text:span text:style-name="T1">584. Find Customer Referee</text:span></text:a></text:p>
      <text:section text:style-name="Sect1" text:name="headlessui-popover-button-:r1o:">
        <text:p text:style-name="Standard"/>
      </text:section>
      <text:section text:style-name="Sect1" text:name="headlessui-popover-button-:rb:">
        <text:p text:style-name="Standard"/>
      </text:section>
      <text:p text:style-name="P4">Easy</text:p>
      <text:p text:style-name="P4">1.3K</text:p>
      <text:p text:style-name="P4">305</text:p>
      <text:section text:style-name="Sect1" text:name="headlessui-popover-button-:rg:">
        <text:p text:style-name="Standard"/>
      </text:section>
      <text:section text:style-name="Sect1" text:name="headlessui-popover-button-:rj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Customer</text:span></text:span></text:p>
      <text:p text:style-name="P2">+-------------+---------+</text:p>
      <text:p text:style-name="P2">| Column Name | Type <text:s text:c="3"/>|</text:p>
      <text:p text:style-name="P2">+-------------+---------+</text:p>
      <text:p text:style-name="P2">| id <text:s text:c="9"/>| int <text:s text:c="4"/>|</text:p>
      <text:p text:style-name="P2">| name <text:s text:c="7"/>| varchar |</text:p>
      <text:p text:style-name="P2">| referee_id <text:s/>| int <text:s text:c="4"/>|</text:p>
      <text:p text:style-name="P2">+-------------+---------+</text:p>
      <text:p text:style-name="P2">In SQL, id is the primary key column for this table.</text:p>
      <text:p text:style-name="P1">Each row of this table indicates the id of a customer, their name, and the id of the customer who referred them.</text:p>
      <text:p text:style-name="P6"> </text:p>
      <text:p text:style-name="P7"><text:span text:style-name="T1">Find the names of the customer that are </text:span><text:span text:style-name="Strong_20_Emphasis"><text:span text:style-name="T1">not referred by</text:span></text:span><text:span text:style-name="T1"> the customer with </text:span><text:span text:style-name="Source_20_Text"><text:span text:style-name="T2">id = 2</text:span></text:span><text:span text:style-name="T1">.</text:span></text:p>
      <text:p text:style-name="P7"><text:span text:style-name="T1">Return the result table in </text:span><text:span text:style-name="Strong_20_Emphasis"><text:span text:style-name="T1">any order</text:span></text:span><text:span text:style-name="T1">.</text:span></text:p>
      <text:p text:style-name="P6">The 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Customer table:</text:p>
      <text:p text:style-name="P2">+----+------+------------+</text:p>
      <text:p text:style-name="P2">| id | name | referee_id |</text:p>
      <text:p text:style-name="P2">+----+------+------------+</text:p>
      <text:p text:style-name="P2">| 1 <text:s/>| Will | null <text:s text:c="6"/>|</text:p>
      <text:p text:style-name="P2">| 2 <text:s/>| Jane | null <text:s text:c="6"/>|</text:p>
      <text:p text:style-name="P2">| 3 <text:s/>| Alex | 2 <text:s text:c="9"/>|</text:p>
      <text:p text:style-name="P2">| 4 <text:s/>| Bill | null <text:s text:c="6"/>|</text:p>
      <text:p text:style-name="P2">| 5 <text:s/>| Zack | 1 <text:s text:c="9"/>|</text:p>
      <text:p text:style-name="P2">| 6 <text:s/>| Mark | 2 <text:s text:c="9"/>|</text:p>
      <text:p text:style-name="P2">+----+------+------------+</text:p>
      <text:p text:style-name="P3"><text:span text:style-name="Strong_20_Emphasis"><text:span text:style-name="T1">Output:</text:span></text:span><text:span text:style-name="T1"> </text:span></text:p>
      <text:p text:style-name="P2">+------+</text:p>
      <text:p text:style-name="P2">| name |</text:p>
      <text:p text:style-name="P2">+------+</text:p>
      <text:p text:style-name="P2"><text:soft-page-break/>| Will |</text:p>
      <text:p text:style-name="P2">| Jane |</text:p>
      <text:p text:style-name="P2">| Bill |</text:p>
      <text:p text:style-name="P2">| Zack |</text:p>
      <text:p text:style-name="P1">+------+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4T22:56:49.134000000</dc:date>
    <meta:editing-duration>PT8S</meta:editing-duration>
    <meta:editing-cycles>1</meta:editing-cycles>
    <meta:document-statistic meta:table-count="0" meta:image-count="0" meta:object-count="0" meta:page-count="2" meta:paragraph-count="44" meta:word-count="197" meta:character-count="953" meta:non-whitespace-character-count="733"/>
    <meta:generator>LibreOffice/7.2.2.2$Windows_X86_64 LibreOffice_project/02b2acce88a210515b4a5bb2e46cbfb63fe97d56</meta:generator>
  </office:meta>
</office:document-meta>
</file>